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6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26">
      <style:graphic-properties draw:fill="none" draw:stroke="solid" svg:stroke-width="0.00709in" svg:stroke-color="#000000" svg:stroke-opacity="100%" draw:stroke-linejoin="miter" svg:stroke-linecap="butt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92">
      <style:graphic-properties draw:fill="none" draw:stroke="solid" svg:stroke-width="0.00709in" svg:stroke-color="#000000" svg:stroke-opacity="100%" draw:stroke-linejoin="miter" svg:stroke-linecap="butt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draw:fill="none" draw:stroke="solid" svg:stroke-width="0.00709in" svg:stroke-color="#000000" svg:stroke-opacity="100%" draw:stroke-linejoin="miter" svg:stroke-linecap="butt"/>
    </style:style>
    <style:style style:family="graphic" style:name="a5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4">
      <style:graphic-properties draw:fill="none" draw:stroke="solid" svg:stroke-width="0.00709in" svg:stroke-color="#000000" svg:stroke-opacity="100%" draw:stroke-linejoin="miter" svg:stroke-linecap="butt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30">
      <style:graphic-properties draw:fill="none" draw:stroke="solid" svg:stroke-width="0.00709in" svg:stroke-color="#000000" svg:stroke-opacity="100%" draw:stroke-linejoin="miter" svg:stroke-linecap="butt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34">
      <style:graphic-properties draw:fill="none" draw:stroke="solid" svg:stroke-width="0.00709in" svg:stroke-color="#000000" svg:stroke-opacity="100%" draw:stroke-linejoin="miter" svg:stroke-linecap="butt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draw:fill="none" draw:stroke="solid" svg:stroke-width="0.00709in" svg:stroke-color="#000000" svg:stroke-opacity="100%" draw:stroke-linejoin="miter" svg:stroke-linecap="butt"/>
    </style:style>
    <style:style style:family="graphic" style:name="a5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4">
      <style:graphic-properties draw:fill="none" draw:stroke="solid" svg:stroke-width="0.00709in" svg:stroke-color="#000000" svg:stroke-opacity="100%" draw:stroke-linejoin="miter" svg:stroke-linecap="butt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8">
      <style:graphic-properties draw:fill="none" draw:stroke="solid" svg:stroke-width="0.00709in" svg:stroke-color="#000000" svg:stroke-opacity="100%" draw:stroke-linejoin="miter" svg:stroke-linecap="butt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03">
      <style:graphic-properties draw:fill="none" draw:stroke="solid" svg:stroke-width="0.00709in" svg:stroke-color="#000000" svg:stroke-opacity="100%" draw:stroke-linejoin="miter" svg:stroke-linecap="butt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45">
      <style:graphic-properties draw:fill="none" draw:stroke="solid" svg:stroke-width="0.00709in" svg:stroke-color="#000000" svg:stroke-opacity="100%" draw:stroke-linejoin="miter" svg:stroke-linecap="butt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5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4">
      <style:graphic-properties draw:fill="none" draw:stroke="solid" svg:stroke-width="0.00709in" svg:stroke-color="#000000" svg:stroke-opacity="100%" draw:stroke-linejoin="miter" svg:stroke-linecap="butt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presentation>
      <draw:page draw:name="Slide1" draw:style-name="a484" draw:master-page-name="Master1-Layout1-title-Title-Slide" presentation:presentation-page-layout-name="Master1-PPL1" draw:id="Slide-256">
        <draw:custom-shape svg:x="1.66181in" svg:y="1.22047in" svg:width="2.81732in" svg:height="1.34173in" draw:id="id74" draw:style-name="a487" draw:name="Rectangle 3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draw:style-name="a491" draw:name="TextBox 4" svg:x="1.66181in" svg:y="1.22047in" svg:width="2.82598in" svg:height="0.30276in">
          <draw:text-box>
            <text:p text:style-name="a490" text:class-names="" text:cond-style-name=""><text:span text:style-name="a488" text:class-names="">name</text:span><text:span text:style-name="a489" text:class-names=""><text:s text:c="1"/>| room | password | permission</text:span></text:p>
          </draw:text-box>
          <svg:title/>
          <svg:desc/>
        </draw:frame>
        <draw:connector draw:type="line" svg:x1="1.66181in" svg:y1="1.52362in" svg:x2="4.45827in" svg:y2="1.52362in" draw:id="id76" draw:style-name="a492" draw:name="Straight Connector 7">
          <svg:title/>
          <svg:desc/>
        </draw:connector>
        <draw:custom-shape svg:x="1.63228in" svg:y="3.4185in" svg:width="3.64921in" svg:height="1.34173in" draw:id="id77" draw:style-name="a495" draw:name="Rectangle 8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draw:style-name="a503" draw:name="TextBox 9" svg:x="1.63228in" svg:y="3.4185in" svg:width="3.7in" svg:height="0.30276in">
          <draw:text-box>
            <text:p text:style-name="a502" text:class-names="" text:cond-style-name=""><text:span text:style-name="a496" text:class-names="">booking no</text:span><text:span text:style-name="a497" text:class-names=""><text:s text:c="1"/>| date | time|</text:span><text:span text:style-name="a498" text:class-names=""><text:s text:c="1"/></text:span><text:span text:style-name="a499" text:class-names="">room no</text:span><text:span text:style-name="a500" text:class-names=""><text:s text:c="1"/></text:span><text:span text:style-name="a501" text:class-names="">| booker_name</text:span></text:p>
          </draw:text-box>
          <svg:title/>
          <svg:desc/>
        </draw:frame>
        <draw:connector draw:type="line" svg:x1="1.63228in" svg:y1="3.72126in" svg:x2="5.28189in" svg:y2="3.72126in" draw:id="id79" draw:style-name="a504" draw:name="Straight Connector 10">
          <svg:title/>
          <svg:desc/>
        </draw:connector>
        <draw:custom-shape svg:x="5.78661in" svg:y="1.22047in" svg:width="3.66604in" svg:height="1.34173in" draw:id="id80" draw:style-name="a507" draw:name="Rectangle 12">
          <svg:title/>
          <svg:desc/>
          <text:p text:style-name="a506" text:class-names="" text:cond-style-name=""><text:span text:style-name="a5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1" draw:style-name="a513" draw:name="TextBox 13" svg:x="5.78661in" svg:y="1.22047in" svg:width="3.6062in" svg:height="0.30644in">
          <draw:text-box>
            <text:p text:style-name="a512" text:class-names="" text:cond-style-name=""><text:span text:style-name="a508" text:class-names="">date</text:span><text:span text:style-name="a509" text:class-names=""><text:s text:c="1"/>| weekday |<text:s text:c="1"/></text:span><text:span text:style-name="a510" text:class-names="">room no.<text:s text:c="1"/></text:span><text:span text:style-name="a511" text:class-names="">| 9-10am | … | 4-5pm</text:span></text:p>
          </draw:text-box>
          <svg:title/>
          <svg:desc/>
        </draw:frame>
        <draw:connector draw:type="line" svg:x1="5.78661in" svg:y1="1.52362in" svg:x2="5.78661in" svg:y2="1.89134in" draw:id="id82" draw:style-name="a514" draw:name="Straight Connector 14">
          <svg:title/>
          <svg:desc/>
        </draw:connector>
        <draw:frame draw:id="id83" draw:style-name="a517" draw:name="TextBox 20" svg:x="1.68268in" svg:y="0.91772in" svg:width="0.37717in" svg:height="0.30276in">
          <draw:text-box>
            <text:p text:style-name="a516" text:class-names="" text:cond-style-name=""><text:span text:style-name="a515" text:class-names="">PK</text:span></text:p>
          </draw:text-box>
          <svg:title/>
          <svg:desc/>
        </draw:frame>
        <draw:frame draw:id="id84" draw:style-name="a520" draw:name="TextBox 21" svg:x="1.68268in" svg:y="3.11339in" svg:width="0.37717in" svg:height="0.30276in">
          <draw:text-box>
            <text:p text:style-name="a519" text:class-names="" text:cond-style-name=""><text:span text:style-name="a518" text:class-names="">PK</text:span></text:p>
          </draw:text-box>
          <svg:title/>
          <svg:desc/>
        </draw:frame>
        <draw:frame draw:id="id85" draw:style-name="a523" draw:name="TextBox 22" svg:x="5.81732in" svg:y="0.91772in" svg:width="0.37717in" svg:height="0.30276in">
          <draw:text-box>
            <text:p text:style-name="a522" text:class-names="" text:cond-style-name=""><text:span text:style-name="a521" text:class-names="">PK</text:span></text:p>
          </draw:text-box>
          <svg:title/>
          <svg:desc/>
        </draw:frame>
        <draw:frame draw:id="id86" draw:style-name="a526" draw:name="TextBox 23" svg:x="3.35787in" svg:y="2.57559in" svg:width="1.22835in" svg:height="0.30276in">
          <draw:text-box>
            <text:p text:style-name="a525" text:class-names="" text:cond-style-name=""><text:span text:style-name="a524" text:class-names="">BOOKER TABLE</text:span></text:p>
          </draw:text-box>
          <svg:title/>
          <svg:desc/>
        </draw:frame>
        <draw:frame draw:id="id87" draw:style-name="a530" draw:name="TextBox 24" svg:x="3.79173in" svg:y="4.76024in" svg:width="1.30975in" svg:height="0.30644in">
          <draw:text-box>
            <text:p text:style-name="a529" text:class-names="" text:cond-style-name=""><text:span text:style-name="a527" text:class-names="">BOOKING<text:s text:c="1"/></text:span><text:span text:style-name="a528" text:class-names="">TABLE</text:span></text:p>
          </draw:text-box>
          <svg:title/>
          <svg:desc/>
        </draw:frame>
        <draw:frame draw:id="id88" draw:style-name="a533" draw:name="TextBox 25" svg:x="8.40305in" svg:y="2.62572in" svg:width="1.10945in" svg:height="0.30276in">
          <draw:text-box>
            <text:p text:style-name="a532" text:class-names="" text:cond-style-name=""><text:span text:style-name="a531" text:class-names="">ROOM TABLE</text:span></text:p>
          </draw:text-box>
          <svg:title/>
          <svg:desc/>
        </draw:frame>
        <draw:connector draw:type="standard" svg:x1="1.63228in" svg:y1="4.08936in" draw:start-shape="id74" draw:start-glue-point="3" svg:x2="1.66181in" svg:y2="1.89133in" draw:end-shape="id77" draw:end-glue-point="3" draw:id="id89" draw:style-name="a534" draw:transform="translate(-1.64705in -2.99035in) rotate(-3.14159) translate(1.64705in 2.99035in)" draw:name="Connector: Elbow 28">
          <svg:title/>
          <svg:desc/>
        </draw:connector>
        <draw:custom-shape svg:x="1.45906in" svg:y="4.02677in" svg:width="0.10591in" svg:height="0.1252in" draw:id="id90" draw:style-name="a537" draw:name="Oval 29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standard" svg:x1="5.2815in" svg:y1="4.08937in" draw:start-shape="id77" draw:start-glue-point="1" svg:x2="6.35433in" svg:y2="2.5626in" draw:id="id91" draw:style-name="a538" draw:name="Connector: Elbow 31">
          <svg:title/>
          <svg:desc/>
        </draw:connector>
        <draw:custom-shape svg:x="6.30138in" svg:y="2.65786in" svg:width="0.10591in" svg:height="0.1252in" draw:id="id92" draw:style-name="a541" draw:name="Oval 32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93" draw:style-name="a544" draw:name="TextBox 21" svg:x="7.24247in" svg:y="0.91772in" svg:width="0.37717in" svg:height="0.30276in">
          <draw:text-box>
            <text:p text:style-name="a543" text:class-names="" text:cond-style-name=""><text:span text:style-name="a542" text:class-names="">PK</text:span></text:p>
          </draw:text-box>
          <svg:title/>
          <svg:desc/>
        </draw:frame>
        <draw:connector draw:type="line" svg:x1="5.78661in" svg:y1="1.52323in" svg:x2="9.45265in" svg:y2="1.52323in" draw:id="id94" draw:style-name="a545" draw:name="Straight Connector 10">
          <svg:title/>
          <svg:desc/>
        </draw:connector>
        <presentation:notes draw:style-name="a551">
          <draw:frame draw:id="id95" draw:style-name="a548" draw:name="Slide Number Placeholder 6" svg:x="4.67953in" svg:y="11.10827in" svg:width="3.5878in" svg:height="0.58425in">
            <draw:text-box>
              <text:p text:style-name="a547" text:class-names="" text:cond-style-name=""><text:span text:style-name="a546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8993in" svg:height="4.38368in" presentation:class="page" draw:id="id96" presentation:style-name="a549" draw:name="Slide Image Placeholder 1">
            <svg:title/>
            <svg:desc/>
          </draw:page-thumbnail>
          <draw:frame draw:id="id97" presentation:style-name="a55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" draw:style-name="a552" draw:master-page-name="Master1-Layout2-obj-Title-and-Content" presentation:presentation-page-layout-name="Master1-PPL2" draw:id="Slide-257">
        <draw:custom-shape svg:x="3.06566in" svg:y="1.22047in" svg:width="2.81732in" svg:height="1.34173in" draw:id="id98" draw:style-name="a555" draw:name="Rectangle 3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559" draw:name="TextBox 4" svg:x="3.06566in" svg:y="1.22047in" svg:width="2.82173in" svg:height="0.30644in">
          <draw:text-box>
            <text:p text:style-name="a558" text:class-names="" text:cond-style-name=""><text:span text:style-name="a556" text:class-names="">name</text:span><text:span text:style-name="a557" text:class-names=""><text:s text:c="1"/>| room | password | permission</text:span></text:p>
          </draw:text-box>
          <svg:title/>
          <svg:desc/>
        </draw:frame>
        <draw:connector draw:type="line" svg:x1="3.06566in" svg:y1="1.52362in" svg:x2="5.86212in" svg:y2="1.52362in" draw:id="id100" draw:style-name="a560" draw:name="Straight Connector 7">
          <svg:title/>
          <svg:desc/>
        </draw:connector>
        <draw:custom-shape svg:x="3.03613in" svg:y="3.4185in" svg:width="1.58898in" svg:height="1.34173in" draw:id="id101" draw:style-name="a563" draw:name="Rectangle 8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2" draw:style-name="a569" draw:name="TextBox 9" svg:x="3.03613in" svg:y="3.4185in" svg:width="1.53288in" svg:height="0.30644in">
          <draw:text-box>
            <text:p text:style-name="a568" text:class-names="" text:cond-style-name=""><text:span text:style-name="a564" text:class-names="">booking no</text:span><text:span text:style-name="a565" text:class-names=""><text:s text:c="1"/>|<text:s text:c="1"/></text:span><text:span text:style-name="a566" text:class-names="">name</text:span><text:span text:style-name="a567" text:class-names=""/></text:p>
          </draw:text-box>
          <svg:title/>
          <svg:desc/>
        </draw:frame>
        <draw:connector draw:type="line" svg:x1="3.03613in" svg:y1="3.72126in" svg:x2="4.6251in" svg:y2="3.72126in" draw:id="id103" draw:style-name="a570" draw:name="Straight Connector 10">
          <svg:title/>
          <svg:desc/>
        </draw:connector>
        <draw:custom-shape svg:x="7.14576in" svg:y="1.08586in" svg:width="2.7114in" svg:height="1.47044in" draw:id="id104" draw:style-name="a573" draw:name="Rectangle 12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draw:style-name="a602" draw:name="TextBox 13" svg:x="7.14576in" svg:y="1.08586in" svg:width="2.8197in" svg:height="1.33373in">
          <draw:text-box>
            <text:p text:style-name="a583" text:class-names="" text:cond-style-name=""><text:span text:style-name="a574" text:class-names="">booking no</text:span><text:span text:style-name="a575" text:class-names=""><text:s text:c="1"/></text:span><text:span text:style-name="a576" text:class-names="">|<text:s text:c="1"/></text:span><text:span text:style-name="a577" text:class-names="">dat</text:span><text:span text:style-name="a578" text:class-names="">e</text:span><text:span text:style-name="a579" text:class-names=""><text:s text:c="1"/></text:span><text:span text:style-name="a580" text:class-names="">|<text:s text:c="1"/></text:span><text:span text:style-name="a581" text:class-names="">time<text:s text:c="1"/></text:span><text:span text:style-name="a582" text:class-names="">| room no.<text:s text:c="1"/></text:span></text:p>
            <text:p text:style-name="a585" text:class-names="" text:cond-style-name=""><text:span text:style-name="a584" text:class-names=""/></text:p>
            <text:p text:style-name="a589" text:class-names="" text:cond-style-name=""><text:span text:style-name="a586" text:class-names=""><text:s text:c="36"/></text:span><text:span text:style-name="a587" text:class-names="">9<text:s text:c="1"/></text:span><text:span text:style-name="a588" text:class-names="">- 10</text:span></text:p>
            <text:p text:style-name="a593" text:class-names="" text:cond-style-name=""><text:span text:style-name="a590" text:class-names=""><text:s text:c="35"/></text:span><text:span text:style-name="a591" text:class-names="">10<text:s text:c="1"/></text:span><text:span text:style-name="a592" text:class-names="">- 11</text:span></text:p>
            <text:p text:style-name="a597" text:class-names="" text:cond-style-name=""><text:span text:style-name="a594" text:class-names=""><text:s text:c="35"/></text:span><text:span text:style-name="a595" text:class-names=""><text:s text:c="4"/></text:span><text:span text:style-name="a596" text:class-names="">…</text:span></text:p>
            <text:p text:style-name="a601" text:class-names="" text:cond-style-name=""><text:span text:style-name="a598" text:class-names=""><text:s text:c="35"/></text:span><text:span text:style-name="a599" text:class-names=""><text:s text:c="2"/></text:span><text:span text:style-name="a600" text:class-names="">4 - 5<text:s text:c="1"/></text:span></text:p>
          </draw:text-box>
          <svg:title/>
          <svg:desc/>
        </draw:frame>
        <draw:connector draw:type="line" svg:x1="7.14576in" svg:y1="1.38901in" svg:x2="7.14576in" svg:y2="1.75672in" draw:id="id106" draw:style-name="a603" draw:name="Straight Connector 14">
          <svg:title/>
          <svg:desc/>
        </draw:connector>
        <draw:frame draw:id="id107" draw:style-name="a606" draw:name="TextBox 20" svg:x="3.08653in" svg:y="0.91772in" svg:width="0.37717in" svg:height="0.30276in">
          <draw:text-box>
            <text:p text:style-name="a605" text:class-names="" text:cond-style-name=""><text:span text:style-name="a604" text:class-names="">PK</text:span></text:p>
          </draw:text-box>
          <svg:title/>
          <svg:desc/>
        </draw:frame>
        <draw:frame draw:id="id108" draw:style-name="a609" draw:name="TextBox 21" svg:x="3.08653in" svg:y="3.11339in" svg:width="0.37717in" svg:height="0.30276in">
          <draw:text-box>
            <text:p text:style-name="a608" text:class-names="" text:cond-style-name=""><text:span text:style-name="a607" text:class-names="">PK</text:span></text:p>
          </draw:text-box>
          <svg:title/>
          <svg:desc/>
        </draw:frame>
        <draw:frame draw:id="id109" draw:style-name="a612" draw:name="TextBox 22" svg:x="9.19497in" svg:y="0.79918in" svg:width="0.37717in" svg:height="0.30276in">
          <draw:text-box>
            <text:p text:style-name="a611" text:class-names="" text:cond-style-name=""><text:span text:style-name="a610" text:class-names="">PK</text:span></text:p>
          </draw:text-box>
          <svg:title/>
          <svg:desc/>
        </draw:frame>
        <draw:frame draw:id="id110" draw:style-name="a616" draw:name="TextBox 23" svg:x="4.76172in" svg:y="2.57559in" svg:width="1.20639in" svg:height="0.30644in">
          <draw:text-box>
            <text:p text:style-name="a615" text:class-names="" text:cond-style-name=""><text:span text:style-name="a613" text:class-names="">PERSON<text:s text:c="1"/></text:span><text:span text:style-name="a614" text:class-names="">TABLE</text:span></text:p>
          </draw:text-box>
          <svg:title/>
          <svg:desc/>
        </draw:frame>
        <draw:frame draw:id="id111" draw:style-name="a620" draw:name="TextBox 24" svg:x="3.31535in" svg:y="4.7901in" svg:width="1.30975in" svg:height="0.30644in">
          <draw:text-box>
            <text:p text:style-name="a619" text:class-names="" text:cond-style-name=""><text:span text:style-name="a617" text:class-names="">BOOKING<text:s text:c="1"/></text:span><text:span text:style-name="a618" text:class-names="">TABLE</text:span></text:p>
          </draw:text-box>
          <svg:title/>
          <svg:desc/>
        </draw:frame>
        <draw:frame draw:id="id112" draw:style-name="a625" draw:name="TextBox 25" svg:x="8.57367in" svg:y="2.55262in" svg:width="1.39179in" svg:height="0.30644in">
          <draw:text-box>
            <text:p text:style-name="a624" text:class-names="" text:cond-style-name=""><text:span text:style-name="a621" text:class-names="">CALENDAR</text:span><text:span text:style-name="a622" text:class-names=""><text:s text:c="1"/></text:span><text:span text:style-name="a623" text:class-names="">TABLE</text:span></text:p>
          </draw:text-box>
          <svg:title/>
          <svg:desc/>
        </draw:frame>
        <draw:connector draw:type="standard" svg:x1="3.03613in" svg:y1="4.08936in" draw:start-shape="id98" draw:start-glue-point="3" svg:x2="3.06566in" svg:y2="1.89133in" draw:end-shape="id101" draw:end-glue-point="3" draw:id="id113" draw:style-name="a626" draw:transform="translate(-3.05089in -2.99035in) rotate(-3.14159) translate(3.05089in 2.99035in)" draw:name="Connector: Elbow 28">
          <svg:title/>
          <svg:desc/>
        </draw:connector>
        <draw:custom-shape svg:x="2.86291in" svg:y="4.02677in" svg:width="0.10591in" svg:height="0.1252in" draw:id="id114" draw:style-name="a629" draw:name="Oval 29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standard" svg:x1="4.6251in" svg:y1="4.08936in" draw:start-shape="id101" draw:start-glue-point="1" svg:x2="8.50146in" svg:y2="2.5563in" draw:end-shape="id104" draw:end-glue-point="2" draw:id="id115" draw:style-name="a630" draw:name="Connector: Elbow 31">
          <svg:title/>
          <svg:desc/>
        </draw:connector>
        <draw:custom-shape svg:x="8.44244in" svg:y="2.62662in" svg:width="0.10591in" svg:height="0.1252in" draw:id="id116" draw:style-name="a633" draw:name="Oval 32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7.2056in" svg:y1="1.39097in" svg:x2="9.85716in" svg:y2="1.39097in" draw:id="id117" draw:style-name="a634" draw:name="Straight Connector 10">
          <svg:title/>
          <svg:desc/>
        </draw:connector>
        <draw:frame draw:id="id118" draw:style-name="a637" draw:name="TextBox 22" svg:x="8.17118in" svg:y="0.7831in" svg:width="0.37717in" svg:height="0.30276in">
          <draw:text-box>
            <text:p text:style-name="a636" text:class-names="" text:cond-style-name=""><text:span text:style-name="a635" text:class-names="">PK</text:span></text:p>
          </draw:text-box>
          <svg:title/>
          <svg:desc/>
        </draw:frame>
        <draw:frame draw:id="id119" draw:style-name="a640" draw:name="TextBox 22" svg:x="8.61307in" svg:y="0.79777in" svg:width="0.37717in" svg:height="0.30276in">
          <draw:text-box>
            <text:p text:style-name="a639" text:class-names="" text:cond-style-name=""><text:span text:style-name="a638" text:class-names="">PK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54in" svg:y="1.22756in" svg:width="10in" svg:height="2.61102in"/>
      <presentation:placeholder presentation:object="subtitle" svg:x="1.66654in" svg:y="3.93937in" svg:width="10in" svg:height="1.81063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  <presentation:placeholder presentation:object="outline" svg:x="0.66654in" svg:y="1.75472in" svg:width="11.99961in" svg:height="4.94961in"/>
    </style:presentation-page-layout>
    <style:presentation-page-layout style:name="Master1-PPL2" style:display-name="Title and Content">
      <presentation:placeholder presentation:object="title" svg:x="0.91654in" svg:y="0.39921in" svg:width="11.5in" svg:height="1.44961in"/>
      <presentation:placeholder presentation:object="title" svg:x="0.91654in" svg:y="1.99646in" svg:width="11.5in" svg:height="4.75866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3" style:display-name="Section Header">
      <presentation:placeholder presentation:object="title" svg:x="0.90984in" svg:y="1.86969in" svg:width="11.5in" svg:height="3.11969in"/>
      <presentation:placeholder presentation:object="outline" svg:x="0.90984in" svg:y="5.01929in" svg:width="11.5in" svg:height="1.64055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4" style:display-name="Two Content">
      <presentation:placeholder presentation:object="title" svg:x="0.91654in" svg:y="0.39921in" svg:width="11.5in" svg:height="1.44961in"/>
      <presentation:placeholder presentation:object="title" svg:x="0.91654in" svg:y="1.99646in" svg:width="5.66654in" svg:height="4.75866in"/>
      <presentation:placeholder presentation:object="title" svg:x="6.75in" svg:y="1.99646in" svg:width="5.66654in" svg:height="4.75866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5" style:display-name="Comparison">
      <presentation:placeholder presentation:object="title" svg:x="0.9185in" svg:y="0.39921in" svg:width="11.5in" svg:height="1.44961in"/>
      <presentation:placeholder presentation:object="outline" svg:x="0.9185in" svg:y="1.83858in" svg:width="5.64055in" svg:height="0.90118in"/>
      <presentation:placeholder presentation:object="title" svg:x="0.9185in" svg:y="2.73976in" svg:width="5.64055in" svg:height="4.02953in"/>
      <presentation:placeholder presentation:object="outline" svg:x="6.75in" svg:y="1.83858in" svg:width="5.6685in" svg:height="0.90118in"/>
      <presentation:placeholder presentation:object="title" svg:x="6.75in" svg:y="2.73976in" svg:width="5.6685in" svg:height="4.02953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6" style:display-name="Title Only">
      <presentation:placeholder presentation:object="title" svg:x="0.91654in" svg:y="0.39921in" svg:width="11.5in" svg:height="1.44961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7" style:display-name="Blank"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8" style:display-name="Content with Caption">
      <presentation:placeholder presentation:object="title" svg:x="0.9185in" svg:y="0.5in" svg:width="4.30039in" svg:height="1.75in"/>
      <presentation:placeholder presentation:object="title" svg:x="5.6685in" svg:y="1.07992in" svg:width="6.75in" svg:height="5.32992in"/>
      <presentation:placeholder presentation:object="outline" svg:x="0.9185in" svg:y="2.25in" svg:width="4.30039in" svg:height="4.1685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9" style:display-name="Picture with Caption">
      <presentation:placeholder presentation:object="title" svg:x="0.9185in" svg:y="0.5in" svg:width="4.30039in" svg:height="1.75in"/>
      <presentation:placeholder presentation:object="title" svg:x="5.6685in" svg:y="1.07992in" svg:width="6.75in" svg:height="5.32992in"/>
      <presentation:placeholder presentation:object="outline" svg:x="0.9185in" svg:y="2.25in" svg:width="4.30039in" svg:height="4.1685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10" style:display-name="Title and Vertical Text">
      <presentation:placeholder presentation:object="title" svg:x="0.91654in" svg:y="0.39921in" svg:width="11.5in" svg:height="1.44961in"/>
      <presentation:placeholder presentation:object="outline" svg:x="0.91654in" svg:y="1.99646in" svg:width="11.5in" svg:height="4.75866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11" style:display-name="Vertical Title and Text">
      <presentation:placeholder presentation:object="title" svg:x="9.54173in" svg:y="0.39921in" svg:width="2.8748in" svg:height="6.35591in"/>
      <presentation:placeholder presentation:object="outline" svg:x="0.91654in" svg:y="0.39921in" svg:width="8.45827in" svg:height="6.35591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draw:fill="none" draw:stroke="non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2">
      <style:graphic-properties draw:fill="none" draw:stroke="non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draw:fill="none" draw:stroke="non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4">
      <style:graphic-properties draw:fill="none" draw:stroke="non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8">
      <style:graphic-properties draw:fill="none" draw:stroke="none"/>
    </style:style>
    <style:style style:family="drawing-page" style:name="a2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">
      <style:graphic-properties draw:fill="none" draw:stroke="non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draw:fill="none" draw:stroke="none"/>
    </style:style>
    <style:style style:family="presentation" style:name="a2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draw:fill="none" draw:stroke="non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3">
      <style:graphic-properties draw:fill="none" draw:stroke="non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0.2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draw:fill="none" draw:stroke="non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54in" svg:y="0.39921in" svg:width="11.5in" svg:height="1.44961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54in" svg:y="1.99646in" svg:width="11.5in" svg:height="4.7586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54in" svg:y="6.95157in" svg:width="3in" svg:height="0.3992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0/06/2020</text:date></text:span></text:p>
        </draw:text-box>
        <svg:title/>
        <svg:desc/>
      </draw:frame>
      <draw:frame draw:id="id3" presentation:style-name="a26" draw:name="Footer Placeholder 4" svg:x="4.41653in" svg:y="6.95157in" svg:width="4.5in" svg:height="0.3992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54in" svg:y="6.95157in" svg:width="3in" svg:height="0.3992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0" draw:name="Title 1" svg:x="1.66654in" svg:y="1.22756in" svg:width="10in" svg:height="2.61102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2" presentation:style-name="a53" draw:name="Subtitle 2" svg:x="1.66654in" svg:y="3.93937in" svg:width="10in" svg:height="1.81063in" presentation:class="subtitle" presentation:placeholder="false">
        <draw:text-box>
          <text:p text:style-name="a52" text:class-names="" text:cond-style-name=""><text:span text:style-name="a51" text:class-names="">Click to edit Master subtitle style</text:span></text:p>
        </draw:text-box>
        <svg:title/>
        <svg:desc/>
      </draw:frame>
      <draw:frame draw:id="id13" presentation:style-name="a57" draw:name="Date Placeholder 3" svg:x="0.91654in" svg:y="6.95157in" svg:width="3in" svg:height="0.39921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10/06/2020</text:date></text:span></text:p>
        </draw:text-box>
        <svg:title/>
        <svg:desc/>
      </draw:frame>
      <draw:frame draw:id="id14" presentation:style-name="a60" draw:name="Footer Placeholder 4" svg:x="4.41653in" svg:y="6.95157in" svg:width="4.5in" svg:height="0.39921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lide Number Placeholder 5" svg:x="9.41654in" svg:y="6.95157in" svg:width="3in" svg:height="0.39921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draw:frame draw:id="id16" presentation:style-name="a67" draw:name="Text Placeholder 6" svg:x="0.66654in" svg:y="1.75472in" svg:width="11.99961in" svg:height="4.94961in" presentation:class="outline" presentation:placeholder="false">
        <draw:text-box>
          <text:list text:style-name="a66">
            <text:list-item>
              <text:p text:style-name="a65" text:class-names="" text:cond-style-name=""><text:span text:style-name="a64" text:class-names=""/></text:p>
            </text:list-item>
          </text:list>
        </draw:text-box>
        <svg:title/>
        <svg:desc/>
      </draw:frame>
      <presentation:notes style:page-layout-name="pageLayout2" draw:style-name="a84">
        <draw:page-thumbnail svg:x="1.21063in" svg:y="0.88858in" svg:width="5.84567in" svg:height="4.38425in" presentation:class="page" draw:id="id5" presentation:style-name="a68" draw:name="Slide Image Placeholder 1">
          <svg:title/>
          <svg:desc/>
        </draw:page-thumbnail>
        <draw:frame draw:id="id6" presentation:style-name="a71" draw:name="Notes Placeholder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7" presentation:style-name="a74" draw:name="Header Placeholder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8" presentation:style-name="a77" draw:name="Date Placeholder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9" presentation:style-name="a80" draw:name="Footer Placeholder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3" draw:name="Slide Number Placeholder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5">
      <draw:frame draw:id="id17" presentation:style-name="a88" draw:name="Title 1" svg:x="0.91654in" svg:y="0.39921in" svg:width="11.5in" svg:height="1.44961in" presentation:class="title" presentation:placeholder="false">
        <draw:text-box>
          <text:p text:style-name="a87" text:class-names="" text:cond-style-name=""><text:span text:style-name="a86" text:class-names="">Click to edit Master title style</text:span></text:p>
        </draw:text-box>
        <svg:title/>
        <svg:desc/>
      </draw:frame>
      <draw:frame draw:id="id18" presentation:style-name="a92" draw:name="Content Placeholder 2" svg:x="0.91654in" svg:y="1.99646in" svg:width="11.5in" svg:height="4.75866in" presentation:class="title" presentation:placeholder="false">
        <draw:text-box>
          <text:list text:style-name="a91">
            <text:list-item>
              <text:p text:style-name="a90" text:class-names="" text:cond-style-name=""><text:span text:style-name="a89" text:class-names="">Click to edit Master text styles<text:line-break/>Second level<text:line-break/>Third level<text:line-break/>Fourth level<text:line-break/>Fifth level</text:span></text:p>
            </text:list-item>
          </text:list>
        </draw:text-box>
        <svg:title/>
        <svg:desc/>
      </draw:frame>
      <draw:frame draw:id="id19" presentation:style-name="a96" draw:name="Date Placeholder 3" svg:x="0.91654in" svg:y="6.95157in" svg:width="3in" svg:height="0.39921in" presentation:class="date-time" presentation:placeholder="false">
        <draw:text-box>
          <text:p text:style-name="a95" text:class-names="" text:cond-style-name=""><text:span text:style-name="a93" text:class-names=""><text:date text:fixed="false" style:data-style-name="a94">10/06/2020</text:date></text:span></text:p>
        </draw:text-box>
        <svg:title/>
        <svg:desc/>
      </draw:frame>
      <draw:frame draw:id="id20" presentation:style-name="a99" draw:name="Footer Placeholder 4" svg:x="4.41653in" svg:y="6.95157in" svg:width="4.5in" svg:height="0.39921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21" presentation:style-name="a102" draw:name="Slide Number Placeholder 5" svg:x="9.41654in" svg:y="6.95157in" svg:width="3in" svg:height="0.39921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/></text:span></text:p>
        </draw:text-box>
        <svg:title/>
        <svg:desc/>
      </draw:frame>
      <presentation:notes style:page-layout-name="pageLayout2" draw:style-name="a119">
        <draw:page-thumbnail svg:x="1.21063in" svg:y="0.88858in" svg:width="5.84567in" svg:height="4.38425in" presentation:class="page" draw:id="id5" presentation:style-name="a103" draw:name="Slide Image Placeholder 1">
          <svg:title/>
          <svg:desc/>
        </draw:page-thumbnail>
        <draw:frame draw:id="id6" presentation:style-name="a106" draw:name="Notes Placeholder 2" svg:x="0.82677in" svg:y="5.55394in" svg:width="6.61378in" svg:height="5.26142in" presentation:class="notes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7" presentation:style-name="a109" draw:name="Header Placeholder 3" svg:x="0in" svg:y="0in" svg:width="3.5878in" svg:height="0.58425in" presentation:class="head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8" presentation:style-name="a112" draw:name="Date Placeholder 4" svg:x="4.67953in" svg:y="0in" svg:width="3.5878in" svg:height="0.58425in" presentation:class="date-time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9" presentation:style-name="a115" draw:name="Footer Placeholder 5" svg:x="0in" svg:y="11.10827in" svg:width="3.5878in" svg:height="0.58425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8" draw:name="Slide Number Placeholder 6" svg:x="4.67953in" svg:y="11.10827in" svg:width="3.5878in" svg:height="0.58425in" presentation:class="page-number" presentation:placeholder="false">
          <draw:text-box>
            <text:p text:style-name="a117" text:class-names="" text:cond-style-name=""><text:span text:style-name="a1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0">
      <draw:frame draw:id="id22" presentation:style-name="a123" draw:name="Title 1" svg:x="0.90984in" svg:y="1.86969in" svg:width="11.5in" svg:height="3.11969in" presentation:class="title" presentation:placeholder="false">
        <draw:text-box>
          <text:p text:style-name="a122" text:class-names="" text:cond-style-name=""><text:span text:style-name="a121" text:class-names="">Click to edit Master title style</text:span></text:p>
        </draw:text-box>
        <svg:title/>
        <svg:desc/>
      </draw:frame>
      <draw:frame draw:id="id23" presentation:style-name="a127" draw:name="Text Placeholder 2" svg:x="0.90984in" svg:y="5.01929in" svg:width="11.5in" svg:height="1.64055in" presentation:class="outline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</draw:text-box>
        <svg:title/>
        <svg:desc/>
      </draw:frame>
      <draw:frame draw:id="id24" presentation:style-name="a131" draw:name="Date Placeholder 3" svg:x="0.91654in" svg:y="6.95157in" svg:width="3in" svg:height="0.39921in" presentation:class="date-time" presentation:placeholder="false">
        <draw:text-box>
          <text:p text:style-name="a130" text:class-names="" text:cond-style-name=""><text:span text:style-name="a128" text:class-names=""><text:date text:fixed="false" style:data-style-name="a129">10/06/2020</text:date></text:span></text:p>
        </draw:text-box>
        <svg:title/>
        <svg:desc/>
      </draw:frame>
      <draw:frame draw:id="id25" presentation:style-name="a134" draw:name="Footer Placeholder 4" svg:x="4.41653in" svg:y="6.95157in" svg:width="4.5in" svg:height="0.39921in" presentation:class="footer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6" presentation:style-name="a137" draw:name="Slide Number Placeholder 5" svg:x="9.41654in" svg:y="6.95157in" svg:width="3in" svg:height="0.39921in" presentation:class="page-number" presentation:placeholder="false">
        <draw:text-box>
          <text:p text:style-name="a136" text:class-names="" text:cond-style-name=""><text:span text:style-name="a135" text:class-names=""><text:page-number style:num-format="1" text:fixed="false"/></text:span></text:p>
        </draw:text-box>
        <svg:title/>
        <svg:desc/>
      </draw:frame>
      <presentation:notes style:page-layout-name="pageLayout2" draw:style-name="a154">
        <draw:page-thumbnail svg:x="1.21063in" svg:y="0.88858in" svg:width="5.84567in" svg:height="4.38425in" presentation:class="page" draw:id="id5" presentation:style-name="a138" draw:name="Slide Image Placeholder 1">
          <svg:title/>
          <svg:desc/>
        </draw:page-thumbnail>
        <draw:frame draw:id="id6" presentation:style-name="a141" draw:name="Notes Placeholder 2" svg:x="0.82677in" svg:y="5.55394in" svg:width="6.61378in" svg:height="5.26142in" presentation:class="notes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7" presentation:style-name="a144" draw:name="Header Placeholder 3" svg:x="0in" svg:y="0in" svg:width="3.5878in" svg:height="0.58425in" presentation:class="header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8" presentation:style-name="a147" draw:name="Date Placeholder 4" svg:x="4.67953in" svg:y="0in" svg:width="3.5878in" svg:height="0.58425in" presentation:class="date-time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9" presentation:style-name="a150" draw:name="Footer Placeholder 5" svg:x="0in" svg:y="11.10827in" svg:width="3.5878in" svg:height="0.58425in" presentation:class="footer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10" presentation:style-name="a153" draw:name="Slide Number Placeholder 6" svg:x="4.67953in" svg:y="11.10827in" svg:width="3.5878in" svg:height="0.58425in" presentation:class="page-number" presentation:placeholder="false">
          <draw:text-box>
            <text:p text:style-name="a152" text:class-names="" text:cond-style-name=""><text:span text:style-name="a1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5">
      <draw:frame draw:id="id27" presentation:style-name="a158" draw:name="Title 1" svg:x="0.91654in" svg:y="0.39921in" svg:width="11.5in" svg:height="1.44961in" presentation:class="title" presentation:placeholder="false">
        <draw:text-box>
          <text:p text:style-name="a157" text:class-names="" text:cond-style-name=""><text:span text:style-name="a156" text:class-names="">Click to edit Master title style</text:span></text:p>
        </draw:text-box>
        <svg:title/>
        <svg:desc/>
      </draw:frame>
      <draw:frame draw:id="id28" presentation:style-name="a162" draw:name="Content Placeholder 2" svg:x="0.91654in" svg:y="1.99646in" svg:width="5.66654in" svg:height="4.75866in" presentation:class="title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text:line-break/>Second level<text:line-break/>Third level<text:line-break/>Fourth level<text:line-break/>Fifth level</text:span></text:p>
            </text:list-item>
          </text:list>
        </draw:text-box>
        <svg:title/>
        <svg:desc/>
      </draw:frame>
      <draw:frame draw:id="id29" presentation:style-name="a166" draw:name="Content Placeholder 3" svg:x="6.75in" svg:y="1.99646in" svg:width="5.66654in" svg:height="4.75866in" presentation:class="title" presentation:placeholder="false">
        <draw:text-box>
          <text:list text:style-name="a165">
            <text:list-item>
              <text:p text:style-name="a164" text:class-names="" text:cond-style-name=""><text:span text:style-name="a163" text:class-names="">Click to edit Master text styles<text:line-break/>Second level<text:line-break/>Third level<text:line-break/>Fourth level<text:line-break/>Fifth level</text:span></text:p>
            </text:list-item>
          </text:list>
        </draw:text-box>
        <svg:title/>
        <svg:desc/>
      </draw:frame>
      <draw:frame draw:id="id30" presentation:style-name="a170" draw:name="Date Placeholder 4" svg:x="0.91654in" svg:y="6.95157in" svg:width="3in" svg:height="0.39921in" presentation:class="date-time" presentation:placeholder="false">
        <draw:text-box>
          <text:p text:style-name="a169" text:class-names="" text:cond-style-name=""><text:span text:style-name="a167" text:class-names=""><text:date text:fixed="false" style:data-style-name="a168">10/06/2020</text:date></text:span></text:p>
        </draw:text-box>
        <svg:title/>
        <svg:desc/>
      </draw:frame>
      <draw:frame draw:id="id31" presentation:style-name="a173" draw:name="Footer Placeholder 5" svg:x="4.41653in" svg:y="6.95157in" svg:width="4.5in" svg:height="0.39921in" presentation:class="footer" presentation:placeholder="false">
        <draw:text-box>
          <text:p text:style-name="a172" text:class-names="" text:cond-style-name=""><text:span text:style-name="a171" text:class-names=""/></text:p>
        </draw:text-box>
        <svg:title/>
        <svg:desc/>
      </draw:frame>
      <draw:frame draw:id="id32" presentation:style-name="a176" draw:name="Slide Number Placeholder 6" svg:x="9.41654in" svg:y="6.95157in" svg:width="3in" svg:height="0.39921in" presentation:class="page-number" presentation:placeholder="false">
        <draw:text-box>
          <text:p text:style-name="a175" text:class-names="" text:cond-style-name=""><text:span text:style-name="a174" text:class-names=""><text:page-number style:num-format="1" text:fixed="false"/></text:span></text:p>
        </draw:text-box>
        <svg:title/>
        <svg:desc/>
      </draw:frame>
      <presentation:notes style:page-layout-name="pageLayout2" draw:style-name="a193">
        <draw:page-thumbnail svg:x="1.21063in" svg:y="0.88858in" svg:width="5.84567in" svg:height="4.38425in" presentation:class="page" draw:id="id5" presentation:style-name="a177" draw:name="Slide Image Placeholder 1">
          <svg:title/>
          <svg:desc/>
        </draw:page-thumbnail>
        <draw:frame draw:id="id6" presentation:style-name="a180" draw:name="Notes Placeholder 2" svg:x="0.82677in" svg:y="5.55394in" svg:width="6.61378in" svg:height="5.26142in" presentation:class="notes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7" presentation:style-name="a183" draw:name="Header Placeholder 3" svg:x="0in" svg:y="0in" svg:width="3.5878in" svg:height="0.58425in" presentation:class="head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8" presentation:style-name="a186" draw:name="Date Placeholder 4" svg:x="4.67953in" svg:y="0in" svg:width="3.5878in" svg:height="0.58425in" presentation:class="date-time" presentation:placeholder="false">
          <draw:text-box>
            <text:p text:style-name="a185" text:class-names="" text:cond-style-name=""><text:span text:style-name="a184" text:class-names=""/></text:p>
          </draw:text-box>
          <svg:title/>
          <svg:desc/>
        </draw:frame>
        <draw:frame draw:id="id9" presentation:style-name="a189" draw:name="Footer Placeholder 5" svg:x="0in" svg:y="11.10827in" svg:width="3.5878in" svg:height="0.58425in" presentation:class="footer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10" presentation:style-name="a192" draw:name="Slide Number Placeholder 6" svg:x="4.67953in" svg:y="11.10827in" svg:width="3.5878in" svg:height="0.58425in" presentation:class="page-number" presentation:placeholder="false">
          <draw:text-box>
            <text:p text:style-name="a191" text:class-names="" text:cond-style-name=""><text:span text:style-name="a1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94">
      <draw:frame draw:id="id33" presentation:style-name="a197" draw:name="Title 1" svg:x="0.9185in" svg:y="0.39921in" svg:width="11.5in" svg:height="1.44961in" presentation:class="title" presentation:placeholder="false">
        <draw:text-box>
          <text:p text:style-name="a196" text:class-names="" text:cond-style-name=""><text:span text:style-name="a195" text:class-names="">Click to edit Master title style</text:span></text:p>
        </draw:text-box>
        <svg:title/>
        <svg:desc/>
      </draw:frame>
      <draw:frame draw:id="id34" presentation:style-name="a201" draw:name="Text Placeholder 2" svg:x="0.9185in" svg:y="1.83858in" svg:width="5.64055in" svg:height="0.90118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Click to edit Master text styles</text:span></text:p>
            </text:list-item>
          </text:list>
        </draw:text-box>
        <svg:title/>
        <svg:desc/>
      </draw:frame>
      <draw:frame draw:id="id35" presentation:style-name="a205" draw:name="Content Placeholder 3" svg:x="0.9185in" svg:y="2.73976in" svg:width="5.64055in" svg:height="4.02953in" presentation:class="title" presentation:placeholder="false">
        <draw:text-box>
          <text:list text:style-name="a204">
            <text:list-item>
              <text:p text:style-name="a203" text:class-names="" text:cond-style-name=""><text:span text:style-name="a202" text:class-names="">Click to edit Master text styles<text:line-break/>Second level<text:line-break/>Third level<text:line-break/>Fourth level<text:line-break/>Fifth level</text:span></text:p>
            </text:list-item>
          </text:list>
        </draw:text-box>
        <svg:title/>
        <svg:desc/>
      </draw:frame>
      <draw:frame draw:id="id36" presentation:style-name="a209" draw:name="Text Placeholder 4" svg:x="6.75in" svg:y="1.83858in" svg:width="5.6685in" svg:height="0.90118in" presentation:class="outline" presentation:placeholder="false">
        <draw:text-box>
          <text:list text:style-name="a208">
            <text:list-item>
              <text:p text:style-name="a207" text:class-names="" text:cond-style-name=""><text:span text:style-name="a206" text:class-names="">Click to edit Master text styles</text:span></text:p>
            </text:list-item>
          </text:list>
        </draw:text-box>
        <svg:title/>
        <svg:desc/>
      </draw:frame>
      <draw:frame draw:id="id37" presentation:style-name="a213" draw:name="Content Placeholder 5" svg:x="6.75in" svg:y="2.73976in" svg:width="5.6685in" svg:height="4.02953in" presentation:class="title" presentation:placeholder="false">
        <draw:text-box>
          <text:list text:style-name="a212">
            <text:list-item>
              <text:p text:style-name="a211" text:class-names="" text:cond-style-name=""><text:span text:style-name="a210" text:class-names="">Click to edit Master text styles<text:line-break/>Second level<text:line-break/>Third level<text:line-break/>Fourth level<text:line-break/>Fifth level</text:span></text:p>
            </text:list-item>
          </text:list>
        </draw:text-box>
        <svg:title/>
        <svg:desc/>
      </draw:frame>
      <draw:frame draw:id="id38" presentation:style-name="a217" draw:name="Date Placeholder 6" svg:x="0.91654in" svg:y="6.95157in" svg:width="3in" svg:height="0.39921in" presentation:class="date-time" presentation:placeholder="false">
        <draw:text-box>
          <text:p text:style-name="a216" text:class-names="" text:cond-style-name=""><text:span text:style-name="a214" text:class-names=""><text:date text:fixed="false" style:data-style-name="a215">10/06/2020</text:date></text:span></text:p>
        </draw:text-box>
        <svg:title/>
        <svg:desc/>
      </draw:frame>
      <draw:frame draw:id="id39" presentation:style-name="a220" draw:name="Footer Placeholder 7" svg:x="4.41653in" svg:y="6.95157in" svg:width="4.5in" svg:height="0.39921in" presentation:class="footer" presentation:placeholder="false">
        <draw:text-box>
          <text:p text:style-name="a219" text:class-names="" text:cond-style-name=""><text:span text:style-name="a218" text:class-names=""/></text:p>
        </draw:text-box>
        <svg:title/>
        <svg:desc/>
      </draw:frame>
      <draw:frame draw:id="id40" presentation:style-name="a223" draw:name="Slide Number Placeholder 8" svg:x="9.41654in" svg:y="6.95157in" svg:width="3in" svg:height="0.39921in" presentation:class="page-number" presentation:placeholder="false">
        <draw:text-box>
          <text:p text:style-name="a222" text:class-names="" text:cond-style-name=""><text:span text:style-name="a221" text:class-names=""><text:page-number style:num-format="1" text:fixed="false"/></text:span></text:p>
        </draw:text-box>
        <svg:title/>
        <svg:desc/>
      </draw:frame>
      <presentation:notes style:page-layout-name="pageLayout2" draw:style-name="a240">
        <draw:page-thumbnail svg:x="1.21063in" svg:y="0.88858in" svg:width="5.84567in" svg:height="4.38425in" presentation:class="page" draw:id="id5" presentation:style-name="a224" draw:name="Slide Image Placeholder 1">
          <svg:title/>
          <svg:desc/>
        </draw:page-thumbnail>
        <draw:frame draw:id="id6" presentation:style-name="a227" draw:name="Notes Placeholder 2" svg:x="0.82677in" svg:y="5.55394in" svg:width="6.61378in" svg:height="5.26142in" presentation:class="notes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7" presentation:style-name="a230" draw:name="Header Placeholder 3" svg:x="0in" svg:y="0in" svg:width="3.5878in" svg:height="0.58425in" presentation:class="head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8" presentation:style-name="a233" draw:name="Date Placeholder 4" svg:x="4.67953in" svg:y="0in" svg:width="3.5878in" svg:height="0.58425in" presentation:class="date-time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9" presentation:style-name="a236" draw:name="Footer Placeholder 5" svg:x="0in" svg:y="11.10827in" svg:width="3.5878in" svg:height="0.58425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39" draw:name="Slide Number Placeholder 6" svg:x="4.67953in" svg:y="11.10827in" svg:width="3.5878in" svg:height="0.58425in" presentation:class="page-number" presentation:placeholder="false">
          <draw:text-box>
            <text:p text:style-name="a238" text:class-names="" text:cond-style-name=""><text:span text:style-name="a2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41">
      <draw:frame draw:id="id41" presentation:style-name="a244" draw:name="Title 1" svg:x="0.91654in" svg:y="0.39921in" svg:width="11.5in" svg:height="1.44961in" presentation:class="title" presentation:placeholder="false">
        <draw:text-box>
          <text:p text:style-name="a243" text:class-names="" text:cond-style-name=""><text:span text:style-name="a242" text:class-names="">Click to edit Master title style</text:span></text:p>
        </draw:text-box>
        <svg:title/>
        <svg:desc/>
      </draw:frame>
      <draw:frame draw:id="id42" presentation:style-name="a248" draw:name="Date Placeholder 2" svg:x="0.91654in" svg:y="6.95157in" svg:width="3in" svg:height="0.39921in" presentation:class="date-time" presentation:placeholder="false">
        <draw:text-box>
          <text:p text:style-name="a247" text:class-names="" text:cond-style-name=""><text:span text:style-name="a245" text:class-names=""><text:date text:fixed="false" style:data-style-name="a246">10/06/2020</text:date></text:span></text:p>
        </draw:text-box>
        <svg:title/>
        <svg:desc/>
      </draw:frame>
      <draw:frame draw:id="id43" presentation:style-name="a251" draw:name="Footer Placeholder 3" svg:x="4.41653in" svg:y="6.95157in" svg:width="4.5in" svg:height="0.39921in" presentation:class="footer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44" presentation:style-name="a254" draw:name="Slide Number Placeholder 4" svg:x="9.41654in" svg:y="6.95157in" svg:width="3in" svg:height="0.39921in" presentation:class="page-number" presentation:placeholder="false">
        <draw:text-box>
          <text:p text:style-name="a253" text:class-names="" text:cond-style-name=""><text:span text:style-name="a252" text:class-names=""><text:page-number style:num-format="1" text:fixed="false"/></text:span></text:p>
        </draw:text-box>
        <svg:title/>
        <svg:desc/>
      </draw:frame>
      <presentation:notes style:page-layout-name="pageLayout2" draw:style-name="a271">
        <draw:page-thumbnail svg:x="1.21063in" svg:y="0.88858in" svg:width="5.84567in" svg:height="4.38425in" presentation:class="page" draw:id="id5" presentation:style-name="a255" draw:name="Slide Image Placeholder 1">
          <svg:title/>
          <svg:desc/>
        </draw:page-thumbnail>
        <draw:frame draw:id="id6" presentation:style-name="a258" draw:name="Notes Placeholder 2" svg:x="0.82677in" svg:y="5.55394in" svg:width="6.61378in" svg:height="5.26142in" presentation:class="notes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7" presentation:style-name="a261" draw:name="Header Placeholder 3" svg:x="0in" svg:y="0in" svg:width="3.5878in" svg:height="0.58425in" presentation:class="header" presentation:placeholder="false">
          <draw:text-box>
            <text:p text:style-name="a260" text:class-names="" text:cond-style-name=""><text:span text:style-name="a259" text:class-names=""/></text:p>
          </draw:text-box>
          <svg:title/>
          <svg:desc/>
        </draw:frame>
        <draw:frame draw:id="id8" presentation:style-name="a264" draw:name="Date Placeholder 4" svg:x="4.67953in" svg:y="0in" svg:width="3.5878in" svg:height="0.58425in" presentation:class="date-time" presentation:placeholder="false">
          <draw:text-box>
            <text:p text:style-name="a263" text:class-names="" text:cond-style-name=""><text:span text:style-name="a262" text:class-names=""/></text:p>
          </draw:text-box>
          <svg:title/>
          <svg:desc/>
        </draw:frame>
        <draw:frame draw:id="id9" presentation:style-name="a267" draw:name="Footer Placeholder 5" svg:x="0in" svg:y="11.10827in" svg:width="3.5878in" svg:height="0.58425in" presentation:class="footer" presentation:placeholder="false">
          <draw:text-box>
            <text:p text:style-name="a266" text:class-names="" text:cond-style-name=""><text:span text:style-name="a265" text:class-names=""/></text:p>
          </draw:text-box>
          <svg:title/>
          <svg:desc/>
        </draw:frame>
        <draw:frame draw:id="id10" presentation:style-name="a270" draw:name="Slide Number Placeholder 6" svg:x="4.67953in" svg:y="11.10827in" svg:width="3.5878in" svg:height="0.58425in" presentation:class="page-number" presentation:placeholder="false">
          <draw:text-box>
            <text:p text:style-name="a269" text:class-names="" text:cond-style-name=""><text:span text:style-name="a2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272">
      <draw:frame draw:id="id45" presentation:style-name="a276" draw:name="Date Placeholder 1" svg:x="0.91654in" svg:y="6.95157in" svg:width="3in" svg:height="0.39921in" presentation:class="date-time" presentation:placeholder="false">
        <draw:text-box>
          <text:p text:style-name="a275" text:class-names="" text:cond-style-name=""><text:span text:style-name="a273" text:class-names=""><text:date text:fixed="false" style:data-style-name="a274">10/06/2020</text:date></text:span></text:p>
        </draw:text-box>
        <svg:title/>
        <svg:desc/>
      </draw:frame>
      <draw:frame draw:id="id46" presentation:style-name="a279" draw:name="Footer Placeholder 2" svg:x="4.41653in" svg:y="6.95157in" svg:width="4.5in" svg:height="0.3992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47" presentation:style-name="a282" draw:name="Slide Number Placeholder 3" svg:x="9.41654in" svg:y="6.95157in" svg:width="3in" svg:height="0.3992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/></text:span></text:p>
        </draw:text-box>
        <svg:title/>
        <svg:desc/>
      </draw:frame>
      <presentation:notes style:page-layout-name="pageLayout2" draw:style-name="a299">
        <draw:page-thumbnail svg:x="1.21063in" svg:y="0.88858in" svg:width="5.84567in" svg:height="4.38425in" presentation:class="page" draw:id="id5" presentation:style-name="a283" draw:name="Slide Image Placeholder 1">
          <svg:title/>
          <svg:desc/>
        </draw:page-thumbnail>
        <draw:frame draw:id="id6" presentation:style-name="a286" draw:name="Notes Placeholder 2" svg:x="0.82677in" svg:y="5.55394in" svg:width="6.61378in" svg:height="5.26142in" presentation:class="notes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7" presentation:style-name="a289" draw:name="Header Placeholder 3" svg:x="0in" svg:y="0in" svg:width="3.5878in" svg:height="0.58425in" presentation:class="head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8" presentation:style-name="a292" draw:name="Date Placeholder 4" svg:x="4.67953in" svg:y="0in" svg:width="3.5878in" svg:height="0.58425in" presentation:class="date-time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9" presentation:style-name="a295" draw:name="Footer Placeholder 5" svg:x="0in" svg:y="11.10827in" svg:width="3.5878in" svg:height="0.58425in" presentation:class="foot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10" presentation:style-name="a298" draw:name="Slide Number Placeholder 6" svg:x="4.67953in" svg:y="11.10827in" svg:width="3.5878in" svg:height="0.58425in" presentation:class="page-number" presentation:placeholder="false">
          <draw:text-box>
            <text:p text:style-name="a297" text:class-names="" text:cond-style-name=""><text:span text:style-name="a2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00">
      <draw:frame draw:id="id48" presentation:style-name="a303" draw:name="Title 1" svg:x="0.9185in" svg:y="0.5in" svg:width="4.30039in" svg:height="1.75in" presentation:class="title" presentation:placeholder="false">
        <draw:text-box>
          <text:p text:style-name="a302" text:class-names="" text:cond-style-name=""><text:span text:style-name="a301" text:class-names="">Click to edit Master title style</text:span></text:p>
        </draw:text-box>
        <svg:title/>
        <svg:desc/>
      </draw:frame>
      <draw:frame draw:id="id49" presentation:style-name="a307" draw:name="Content Placeholder 2" svg:x="5.6685in" svg:y="1.07992in" svg:width="6.75in" svg:height="5.32992in" presentation:class="title" presentation:placeholder="false">
        <draw:text-box>
          <text:list text:style-name="a306">
            <text:list-item>
              <text:p text:style-name="a305" text:class-names="" text:cond-style-name=""><text:span text:style-name="a304" text:class-names="">Click to edit Master text styles<text:line-break/>Second level<text:line-break/>Third level<text:line-break/>Fourth level<text:line-break/>Fifth level</text:span></text:p>
            </text:list-item>
          </text:list>
        </draw:text-box>
        <svg:title/>
        <svg:desc/>
      </draw:frame>
      <draw:frame draw:id="id50" presentation:style-name="a311" draw:name="Text Placeholder 3" svg:x="0.9185in" svg:y="2.25in" svg:width="4.30039in" svg:height="4.1685in" presentation:class="outline" presentation:placeholder="false">
        <draw:text-box>
          <text:list text:style-name="a310">
            <text:list-item>
              <text:p text:style-name="a309" text:class-names="" text:cond-style-name=""><text:span text:style-name="a308" text:class-names="">Click to edit Master text styles</text:span></text:p>
            </text:list-item>
          </text:list>
        </draw:text-box>
        <svg:title/>
        <svg:desc/>
      </draw:frame>
      <draw:frame draw:id="id51" presentation:style-name="a315" draw:name="Date Placeholder 4" svg:x="0.91654in" svg:y="6.95157in" svg:width="3in" svg:height="0.39921in" presentation:class="date-time" presentation:placeholder="false">
        <draw:text-box>
          <text:p text:style-name="a314" text:class-names="" text:cond-style-name=""><text:span text:style-name="a312" text:class-names=""><text:date text:fixed="false" style:data-style-name="a313">10/06/2020</text:date></text:span></text:p>
        </draw:text-box>
        <svg:title/>
        <svg:desc/>
      </draw:frame>
      <draw:frame draw:id="id52" presentation:style-name="a318" draw:name="Footer Placeholder 5" svg:x="4.41653in" svg:y="6.95157in" svg:width="4.5in" svg:height="0.39921in" presentation:class="footer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53" presentation:style-name="a321" draw:name="Slide Number Placeholder 6" svg:x="9.41654in" svg:y="6.95157in" svg:width="3in" svg:height="0.39921in" presentation:class="page-number" presentation:placeholder="false">
        <draw:text-box>
          <text:p text:style-name="a320" text:class-names="" text:cond-style-name=""><text:span text:style-name="a319" text:class-names=""><text:page-number style:num-format="1" text:fixed="false"/></text:span></text:p>
        </draw:text-box>
        <svg:title/>
        <svg:desc/>
      </draw:frame>
      <presentation:notes style:page-layout-name="pageLayout2" draw:style-name="a338">
        <draw:page-thumbnail svg:x="1.21063in" svg:y="0.88858in" svg:width="5.84567in" svg:height="4.38425in" presentation:class="page" draw:id="id5" presentation:style-name="a322" draw:name="Slide Image Placeholder 1">
          <svg:title/>
          <svg:desc/>
        </draw:page-thumbnail>
        <draw:frame draw:id="id6" presentation:style-name="a325" draw:name="Notes Placeholder 2" svg:x="0.82677in" svg:y="5.55394in" svg:width="6.61378in" svg:height="5.26142in" presentation:class="notes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7" presentation:style-name="a328" draw:name="Header Placeholder 3" svg:x="0in" svg:y="0in" svg:width="3.5878in" svg:height="0.58425in" presentation:class="header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8" presentation:style-name="a331" draw:name="Date Placeholder 4" svg:x="4.67953in" svg:y="0in" svg:width="3.5878in" svg:height="0.58425in" presentation:class="date-time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9" presentation:style-name="a334" draw:name="Footer Placeholder 5" svg:x="0in" svg:y="11.10827in" svg:width="3.5878in" svg:height="0.58425in" presentation:class="footer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0" presentation:style-name="a337" draw:name="Slide Number Placeholder 6" svg:x="4.67953in" svg:y="11.10827in" svg:width="3.5878in" svg:height="0.58425in" presentation:class="page-number" presentation:placeholder="false">
          <draw:text-box>
            <text:p text:style-name="a336" text:class-names="" text:cond-style-name=""><text:span text:style-name="a3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39">
      <draw:frame draw:id="id54" presentation:style-name="a342" draw:name="Title 1" svg:x="0.9185in" svg:y="0.5in" svg:width="4.30039in" svg:height="1.75in" presentation:class="title" presentation:placeholder="false">
        <draw:text-box>
          <text:p text:style-name="a341" text:class-names="" text:cond-style-name=""><text:span text:style-name="a340" text:class-names="">Click to edit Master title style</text:span></text:p>
        </draw:text-box>
        <svg:title/>
        <svg:desc/>
      </draw:frame>
      <draw:frame draw:id="id55" presentation:style-name="a345" draw:name="Picture Placeholder 2" svg:x="5.6685in" svg:y="1.07992in" svg:width="6.75in" svg:height="5.32992in" presentation:class="title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  <draw:frame draw:id="id56" presentation:style-name="a349" draw:name="Text Placeholder 3" svg:x="0.9185in" svg:y="2.25in" svg:width="4.30039in" svg:height="4.1685in" presentation:class="outline" presentation:placeholder="false">
        <draw:text-box>
          <text:list text:style-name="a348">
            <text:list-item>
              <text:p text:style-name="a347" text:class-names="" text:cond-style-name=""><text:span text:style-name="a346" text:class-names="">Click to edit Master text styles</text:span></text:p>
            </text:list-item>
          </text:list>
        </draw:text-box>
        <svg:title/>
        <svg:desc/>
      </draw:frame>
      <draw:frame draw:id="id57" presentation:style-name="a353" draw:name="Date Placeholder 4" svg:x="0.91654in" svg:y="6.95157in" svg:width="3in" svg:height="0.39921in" presentation:class="date-time" presentation:placeholder="false">
        <draw:text-box>
          <text:p text:style-name="a352" text:class-names="" text:cond-style-name=""><text:span text:style-name="a350" text:class-names=""><text:date text:fixed="false" style:data-style-name="a351">10/06/2020</text:date></text:span></text:p>
        </draw:text-box>
        <svg:title/>
        <svg:desc/>
      </draw:frame>
      <draw:frame draw:id="id58" presentation:style-name="a356" draw:name="Footer Placeholder 5" svg:x="4.41653in" svg:y="6.95157in" svg:width="4.5in" svg:height="0.39921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59" presentation:style-name="a359" draw:name="Slide Number Placeholder 6" svg:x="9.41654in" svg:y="6.95157in" svg:width="3in" svg:height="0.39921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/></text:span></text:p>
        </draw:text-box>
        <svg:title/>
        <svg:desc/>
      </draw:frame>
      <presentation:notes style:page-layout-name="pageLayout2" draw:style-name="a376">
        <draw:page-thumbnail svg:x="1.21063in" svg:y="0.88858in" svg:width="5.84567in" svg:height="4.38425in" presentation:class="page" draw:id="id5" presentation:style-name="a360" draw:name="Slide Image Placeholder 1">
          <svg:title/>
          <svg:desc/>
        </draw:page-thumbnail>
        <draw:frame draw:id="id6" presentation:style-name="a363" draw:name="Notes Placeholder 2" svg:x="0.82677in" svg:y="5.55394in" svg:width="6.61378in" svg:height="5.26142in" presentation:class="notes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7" presentation:style-name="a366" draw:name="Header Placeholder 3" svg:x="0in" svg:y="0in" svg:width="3.5878in" svg:height="0.58425in" presentation:class="head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8" presentation:style-name="a369" draw:name="Date Placeholder 4" svg:x="4.67953in" svg:y="0in" svg:width="3.5878in" svg:height="0.58425in" presentation:class="date-time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9" presentation:style-name="a372" draw:name="Footer Placeholder 5" svg:x="0in" svg:y="11.10827in" svg:width="3.5878in" svg:height="0.58425in" presentation:class="foot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10" presentation:style-name="a375" draw:name="Slide Number Placeholder 6" svg:x="4.67953in" svg:y="11.10827in" svg:width="3.5878in" svg:height="0.58425in" presentation:class="page-number" presentation:placeholder="false">
          <draw:text-box>
            <text:p text:style-name="a374" text:class-names="" text:cond-style-name=""><text:span text:style-name="a3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377">
      <draw:frame draw:id="id60" presentation:style-name="a380" draw:name="Title 1" svg:x="0.91654in" svg:y="0.39921in" svg:width="11.5in" svg:height="1.44961in" presentation:class="title" presentation:placeholder="false">
        <draw:text-box>
          <text:p text:style-name="a379" text:class-names="" text:cond-style-name=""><text:span text:style-name="a378" text:class-names="">Click to edit Master title style</text:span></text:p>
        </draw:text-box>
        <svg:title/>
        <svg:desc/>
      </draw:frame>
      <draw:frame draw:id="id61" presentation:style-name="a396" draw:name="Vertical Text Placeholder 2" svg:x="0.91654in" svg:y="1.99646in" svg:width="11.5in" svg:height="4.75866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ck to edit Master text styles</text:span></text:p>
            </text:list-item>
          </text:list>
          <text:list text:style-name="a386">
            <text:list-item>
              <text:list text:style-name="a386">
                <text:list-item>
                  <text:p text:style-name="a385" text:class-names="" text:cond-style-name=""><text:span text:style-name="a384" text:class-names="">Second level</text:span></text:p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p text:style-name="a388" text:class-names="" text:cond-style-name=""><text:span text:style-name="a387" text:class-names="">Third level</text:span></text:p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p text:style-name="a391" text:class-names="" text:cond-style-name=""><text:span text:style-name="a3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list text:style-name="a395">
                        <text:list-item>
                          <text:list text:style-name="a395">
                            <text:list-item>
                              <text:p text:style-name="a394" text:class-names="" text:cond-style-name=""><text:span text:style-name="a3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400" draw:name="Date Placeholder 3" svg:x="0.91654in" svg:y="6.95157in" svg:width="3in" svg:height="0.39921in" presentation:class="date-time" presentation:placeholder="false">
        <draw:text-box>
          <text:p text:style-name="a399" text:class-names="" text:cond-style-name=""><text:span text:style-name="a397" text:class-names=""><text:date text:fixed="false" style:data-style-name="a398">10/06/2020</text:date></text:span></text:p>
        </draw:text-box>
        <svg:title/>
        <svg:desc/>
      </draw:frame>
      <draw:frame draw:id="id63" presentation:style-name="a403" draw:name="Footer Placeholder 4" svg:x="4.41653in" svg:y="6.95157in" svg:width="4.5in" svg:height="0.39921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64" presentation:style-name="a406" draw:name="Slide Number Placeholder 5" svg:x="9.41654in" svg:y="6.95157in" svg:width="3in" svg:height="0.39921in" presentation:class="page-number" presentation:placeholder="false">
        <draw:text-box>
          <text:p text:style-name="a405" text:class-names="" text:cond-style-name=""><text:span text:style-name="a404" text:class-names=""><text:page-number style:num-format="1" text:fixed="false"/></text:span></text:p>
        </draw:text-box>
        <svg:title/>
        <svg:desc/>
      </draw:frame>
      <presentation:notes style:page-layout-name="pageLayout2" draw:style-name="a423">
        <draw:page-thumbnail svg:x="1.21063in" svg:y="0.88858in" svg:width="5.84567in" svg:height="4.38425in" presentation:class="page" draw:id="id5" presentation:style-name="a407" draw:name="Slide Image Placeholder 1">
          <svg:title/>
          <svg:desc/>
        </draw:page-thumbnail>
        <draw:frame draw:id="id6" presentation:style-name="a410" draw:name="Notes Placeholder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7" presentation:style-name="a413" draw:name="Header Placeholder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8" presentation:style-name="a416" draw:name="Date Placeholder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9" presentation:style-name="a419" draw:name="Footer Placeholder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0" presentation:style-name="a422" draw:name="Slide Number Placeholder 6" svg:x="4.67953in" svg:y="11.10827in" svg:width="3.5878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24">
      <draw:frame draw:id="id65" presentation:style-name="a427" draw:name="Vertical Title 1" svg:x="9.54173in" svg:y="0.39921in" svg:width="2.8748in" svg:height="6.35591in" presentation:class="title" presentation:placeholder="false">
        <draw:text-box>
          <text:p text:style-name="a426" text:class-names="" text:cond-style-name=""><text:span text:style-name="a425" text:class-names="">Click to edit Master title style</text:span></text:p>
        </draw:text-box>
        <svg:title/>
        <svg:desc/>
      </draw:frame>
      <draw:frame draw:id="id66" presentation:style-name="a443" draw:name="Vertical Text Placeholder 2" svg:x="0.91654in" svg:y="0.39921in" svg:width="8.45827in" svg:height="6.35591in" presentation:class="outline" presentation:placeholder="false">
        <draw:text-box>
          <text:list text:style-name="a430">
            <text:list-item>
              <text:p text:style-name="a429" text:class-names="" text:cond-style-name=""><text:span text:style-name="a428" text:class-names="">Click to edit Master text styles</text:span></text:p>
            </text:list-item>
          </text:list>
          <text:list text:style-name="a433">
            <text:list-item>
              <text:list text:style-name="a433">
                <text:list-item>
                  <text:p text:style-name="a432" text:class-names="" text:cond-style-name=""><text:span text:style-name="a431" text:class-names="">Second level</text:span></text:p>
                </text:list-item>
              </text:list>
            </text:list-item>
          </text:list>
          <text:list text:style-name="a436">
            <text:list-item>
              <text:list text:style-name="a436">
                <text:list-item>
                  <text:list text:style-name="a436">
                    <text:list-item>
                      <text:p text:style-name="a435" text:class-names="" text:cond-style-name=""><text:span text:style-name="a434" text:class-names="">Third level</text:span></text:p>
                    </text:list-item>
                  </text:list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list text:style-name="a439">
                        <text:list-item>
                          <text:p text:style-name="a438" text:class-names="" text:cond-style-name=""><text:span text:style-name="a4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list text:style-name="a442">
                        <text:list-item>
                          <text:list text:style-name="a442">
                            <text:list-item>
                              <text:p text:style-name="a441" text:class-names="" text:cond-style-name=""><text:span text:style-name="a44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447" draw:name="Date Placeholder 3" svg:x="0.91654in" svg:y="6.95157in" svg:width="3in" svg:height="0.39921in" presentation:class="date-time" presentation:placeholder="false">
        <draw:text-box>
          <text:p text:style-name="a446" text:class-names="" text:cond-style-name=""><text:span text:style-name="a444" text:class-names=""><text:date text:fixed="false" style:data-style-name="a445">10/06/2020</text:date></text:span></text:p>
        </draw:text-box>
        <svg:title/>
        <svg:desc/>
      </draw:frame>
      <draw:frame draw:id="id68" presentation:style-name="a450" draw:name="Footer Placeholder 4" svg:x="4.41653in" svg:y="6.95157in" svg:width="4.5in" svg:height="0.39921in" presentation:class="footer" presentation:placeholder="false">
        <draw:text-box>
          <text:p text:style-name="a449" text:class-names="" text:cond-style-name=""><text:span text:style-name="a448" text:class-names=""/></text:p>
        </draw:text-box>
        <svg:title/>
        <svg:desc/>
      </draw:frame>
      <draw:frame draw:id="id69" presentation:style-name="a453" draw:name="Slide Number Placeholder 5" svg:x="9.41654in" svg:y="6.95157in" svg:width="3in" svg:height="0.39921in" presentation:class="page-number" presentation:placeholder="false">
        <draw:text-box>
          <text:p text:style-name="a452" text:class-names="" text:cond-style-name=""><text:span text:style-name="a451" text:class-names=""><text:page-number style:num-format="1" text:fixed="false"/></text:span></text:p>
        </draw:text-box>
        <svg:title/>
        <svg:desc/>
      </draw:frame>
      <presentation:notes style:page-layout-name="pageLayout2" draw:style-name="a470">
        <draw:page-thumbnail svg:x="1.21063in" svg:y="0.88858in" svg:width="5.84567in" svg:height="4.38425in" presentation:class="page" draw:id="id5" presentation:style-name="a454" draw:name="Slide Image Placeholder 1">
          <svg:title/>
          <svg:desc/>
        </draw:page-thumbnail>
        <draw:frame draw:id="id6" presentation:style-name="a457" draw:name="Notes Placeholder 2" svg:x="0.82677in" svg:y="5.55394in" svg:width="6.61378in" svg:height="5.26142in" presentation:class="notes" presentation:placeholder="false">
          <draw:text-box>
            <text:p text:style-name="a456" text:class-names="" text:cond-style-name=""><text:span text:style-name="a455" text:class-names=""/></text:p>
          </draw:text-box>
          <svg:title/>
          <svg:desc/>
        </draw:frame>
        <draw:frame draw:id="id7" presentation:style-name="a460" draw:name="Header Placeholder 3" svg:x="0in" svg:y="0in" svg:width="3.5878in" svg:height="0.58425in" presentation:class="head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8" presentation:style-name="a463" draw:name="Date Placeholder 4" svg:x="4.67953in" svg:y="0in" svg:width="3.5878in" svg:height="0.58425in" presentation:class="date-time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9" presentation:style-name="a466" draw:name="Footer Placeholder 5" svg:x="0in" svg:y="11.10827in" svg:width="3.5878in" svg:height="0.58425in" presentation:class="footer" presentation:placeholder="false">
          <draw:text-box>
            <text:p text:style-name="a465" text:class-names="" text:cond-style-name=""><text:span text:style-name="a464" text:class-names=""/></text:p>
          </draw:text-box>
          <svg:title/>
          <svg:desc/>
        </draw:frame>
        <draw:frame draw:id="id10" presentation:style-name="a469" draw:name="Slide Number Placeholder 6" svg:x="4.67953in" svg:y="11.10827in" svg:width="3.5878in" svg:height="0.58425in" presentation:class="page-number" presentation:placeholder="false">
          <draw:text-box>
            <text:p text:style-name="a468" text:class-names="" text:cond-style-name=""><text:span text:style-name="a46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71">
      <draw:frame draw:id="id70" presentation:style-name="a474" draw:name="Header Placeholder 1" svg:x="0in" svg:y="0in" svg:width="3.5878in" svg:height="0.58425in" presentation:class="header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71" presentation:style-name="a477" draw:name="Date Placeholder 2" svg:x="4.67953in" svg:y="0in" svg:width="3.5878in" svg:height="0.58425in" presentation:class="date-time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72" presentation:style-name="a480" draw:name="Footer Placeholder 3" svg:x="0in" svg:y="11.10827in" svg:width="3.5878in" svg:height="0.58425in" presentation:class="footer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73" presentation:style-name="a483" draw:name="Slide Number Placeholder 4" svg:x="4.67953in" svg:y="11.10827in" svg:width="3.5878in" svg:height="0.58425in" presentation:class="page-number" presentation:placeholder="false">
        <draw:text-box>
          <text:p text:style-name="a482" text:class-names="" text:cond-style-name=""><text:span text:style-name="a48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Nathan Green</meta:initial-creator>
    <dc:creator>Nathan Green</dc:creator>
    <meta:creation-date>2020-06-09T13:49:19Z</meta:creation-date>
    <dc:date>2020-06-10T08:13:17Z</dc:date>
    <meta:editing-cycles>9</meta:editing-cycles>
    <meta:editing-duration>PT3725S</meta:editing-duration>
    <meta:document-statistic meta:paragraph-count="27" meta:word-count="90"/>
  </office:meta>
</office:document-meta>
</file>